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0pt" fo:font-weight="bold" officeooo:rsid="00197484" officeooo:paragraph-rsid="00197484" style:font-weight-asian="bold" style:font-weight-complex="bold"/>
    </style:style>
    <style:style style:name="P2" style:family="paragraph" style:parent-style-name="Standard">
      <style:text-properties fo:font-size="12pt" fo:font-weight="normal" officeooo:rsid="00197484" officeooo:paragraph-rsid="00197484" style:font-weight-asian="normal" style:font-weight-complex="normal"/>
    </style:style>
    <style:style style:name="P3" style:family="paragraph" style:parent-style-name="Standard">
      <style:text-properties officeooo:paragraph-rsid="00197484"/>
    </style:style>
    <style:style style:name="P4" style:family="paragraph" style:parent-style-name="Standard" style:list-style-name="L1">
      <style:text-properties officeooo:paragraph-rsid="00197484"/>
    </style:style>
    <style:style style:name="P5" style:family="paragraph" style:parent-style-name="Standard">
      <style:text-properties officeooo:paragraph-rsid="001b556d"/>
    </style:style>
    <style:style style:name="P6" style:family="paragraph" style:parent-style-name="Standard" style:list-style-name="L2">
      <style:text-properties officeooo:paragraph-rsid="001b556d"/>
    </style:style>
    <style:style style:name="P7" style:family="paragraph" style:parent-style-name="Standard" style:list-style-name="L3">
      <style:text-properties officeooo:paragraph-rsid="001b556d"/>
    </style:style>
    <style:style style:name="T1" style:family="text">
      <style:text-properties officeooo:rsid="00197484"/>
    </style:style>
    <style:style style:name="T2" style:family="text">
      <style:text-properties fo:font-weight="bold" style:font-weight-asian="bold" style:font-weight-complex="bold"/>
    </style:style>
    <style:style style:name="T3" style:family="text">
      <style:text-properties fo:font-size="14pt" fo:font-weight="bold" style:font-weight-asian="bold" style:font-weight-complex="bold"/>
    </style:style>
    <style:style style:name="T4" style:family="text">
      <style:text-properties fo:font-size="14pt" fo:font-weight="bold" officeooo:rsid="00197484" style:font-weight-asian="bold" style:font-weight-complex="bold"/>
    </style:style>
    <style:style style:name="T5" style:family="text">
      <style:text-properties fo:font-size="16pt" fo:font-weight="bold" style:font-weight-asian="bold" style:font-weight-complex="bold"/>
    </style:style>
    <style:style style:name="T6" style:family="text">
      <style:text-properties fo:font-size="16pt" fo:font-weight="bold" officeooo:rsid="00197484" style:font-weight-asian="bold" style:font-weight-complex="bold"/>
    </style:style>
    <style:style style:name="T7" style:family="text">
      <style:text-properties fo:font-size="12pt"/>
    </style:style>
    <style:style style:name="T8" style:family="text">
      <style:text-properties fo:font-size="12pt" fo:font-weight="normal" style:font-weight-asian="normal" style:font-weight-complex="normal"/>
    </style:style>
    <style:style style:name="T9" style:family="text">
      <style:text-properties fo:font-size="12pt" fo:font-weight="normal" officeooo:rsid="00197484" style:font-weight-asian="normal" style:font-weight-complex="normal"/>
    </style:style>
    <style:style style:name="T10" style:family="text">
      <style:text-properties fo:font-size="12pt" officeooo:rsid="00197484"/>
    </style:style>
    <style:style style:name="T11" style:family="text">
      <style:text-properties fo:font-size="12pt" fo:font-weight="bold" officeooo:rsid="00197484" style:font-weight-asian="bold" style:font-weight-complex="bold"/>
    </style:style>
    <style:style style:name="T12" style:family="text">
      <style:text-properties fo:font-size="12pt" fo:font-style="italic" fo:font-weight="normal" officeooo:rsid="00197484"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RT <text:s/>AND RoBerta</text:p>
      <text:p text:style-name="P1"/>
      <text:p text:style-name="P1">Bert</text:p>
      <text:p text:style-name="P2">BERT takes as input a concatenation of two segments (sequences of tokens), x1, . . . , xN and y1, . . . , yM. </text:p>
      <text:p text:style-name="P2">Segments usually consist of more than one natural sentence. </text:p>
      <text:p text:style-name="P2">The two segments are presented as a single input sequence to BERT with special tokens delimiting them: [CLS], x1, . . . , xN , [SEP], y1, . . . , yM, [EOS]. </text:p>
      <text:p text:style-name="P2">M and N are constrained such that M + N &lt; T, where T is a parameter that controls the maximum sequence length during training. </text:p>
      <text:p text:style-name="P2"/>
      <text:p text:style-name="P2">The model is first pretrained on a large unlabeled text corpus and subsequently finetuned using end-task labeled data. </text:p>
      <text:p text:style-name="P2"/>
      <text:p text:style-name="P2"><text:span text:style-name="T5">Training Objectives</text:span></text:p>
      <text:p text:style-name="P2">During pretraining, BERT uses two objectives: </text:p>
      <text:list xml:id="list640531994" text:style-name="L1">
        <text:list-item>
          <text:p text:style-name="P4"><text:span text:style-name="T9">masked language modeling and </text:span></text:p>
        </text:list-item>
        <text:list-item>
          <text:p text:style-name="P4"><text:span text:style-name="T9">next sentence prediction.</text:span></text:p>
        </text:list-item>
      </text:list>
      <text:p text:style-name="P3"><text:span text:style-name="T9"><text:s/></text:span></text:p>
      <text:p text:style-name="P5"><text:span text:style-name="T4">Masked Language Model (MLM)</text:span><text:span text:style-name="T9"> </text:span></text:p>
      <text:list xml:id="list846920545" text:style-name="L3">
        <text:list-item>
          <text:p text:style-name="P7"><text:span text:style-name="T9">A random sample of the tokens in the input sequence is selected and replaced with the special token [MASK]. </text:span></text:p>
        </text:list-item>
        <text:list-item>
          <text:p text:style-name="P7"><text:span text:style-name="T9">The MLM objective is a cross-entropy loss on predicting the masked tokens. </text:span></text:p>
        </text:list-item>
        <text:list-item>
          <text:p text:style-name="P7"><text:span text:style-name="T9">BERT uniformly selects 15% of the input tokens for possible replacement. Of the selected tokens, 80% are replaced with [MASK], 10% are left unchanged, and 10% are replaced by a randomly selected vocabulary token.</text:span></text:p>
        </text:list-item>
        <text:list-item>
          <text:p text:style-name="P7"><text:span text:style-name="T9">In the original implementation, random masking and replacement is performed once in the beginning and saved for the duration of training, although in practice, data is duplicated so the mask is not always the same for every training sentence (see Section 4.1). </text:span></text:p>
        </text:list-item>
      </text:list>
      <text:p text:style-name="P5"><text:span text:style-name="T6">Next Sentence Prediction (NSP)</text:span><text:span text:style-name="T9"> </text:span></text:p>
      <text:list xml:id="list3312386380" text:style-name="L2">
        <text:list-item>
          <text:p text:style-name="P6"><text:span text:style-name="T9">NSP is a </text:span><text:span text:style-name="T12">binary classification loss</text:span><text:span text:style-name="T9"> for predicting whether two segments follow each other in the original text. </text:span></text:p>
        </text:list-item>
        <text:list-item>
          <text:p text:style-name="P6"><text:span text:style-name="T9">Positive examples are created by taking consecutive sentences from the text corpus. Negative examples are created by pairing segments from different documents.</text:span></text:p>
        </text:list-item>
        <text:list-item>
          <text:p text:style-name="P6"><text:span text:style-name="T9">Positive and negative examples are sampled with equal probability. </text:span></text:p>
        </text:list-item>
        <text:list-item>
          <text:p text:style-name="P6"><text:span text:style-name="T9">The NSP objective was designed to improve performance on downstream tasks, such as Natural Language Inference (Bowman et al., 2015), which require reasoning about the relationships between pairs of sentences. </text:span></text:p>
        </text:list-item>
      </text:list>
      <text:p text:style-name="P1"/>
      <text:p text:style-name="P1"/>
      <text:p text:style-name="P1"/>
      <text:p text:style-name="P1">Roberta</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6T03:26:45.359000000</meta:creation-date>
    <meta:generator>LibreOffice/6.3.3.2$Windows_X86_64 LibreOffice_project/a64200df03143b798afd1ec74a12ab50359878ed</meta:generator>
    <dc:date>2020-05-16T07:23:08.484000000</dc:date>
    <meta:editing-duration>PT3H35M23S</meta:editing-duration>
    <meta:editing-cycles>1</meta:editing-cycles>
    <meta:document-statistic meta:table-count="0" meta:image-count="0" meta:object-count="0" meta:page-count="1" meta:paragraph-count="23" meta:word-count="334" meta:character-count="1993" meta:non-whitespace-character-count="1674"/>
  </office:meta>
</office:document-meta>
</file>